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izableByteArrayOutputStream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ByteArrayOutputStream.grow( int additional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izableByteArrayOutputStream.ResizableByteArrayOutputStream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ableByteArrayOutputStream.resize( int target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izableByteArrayOutputStream.ResizableByteArra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